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/>
    <style:style style:name="ce2" style:family="table-cell" style:parent-style-name="Default" style:data-style-name="N61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ce2" office:value-type="float" office:value="0.0001522362175" calcext:value-type="float">
            <text:p>1.52E-04</text:p>
          </table:table-cell>
          <table:table-cell table:style-name="ce2" office:value-type="float" office:value="0.00009045004925" calcext:value-type="float">
            <text:p>9.05E-05</text:p>
          </table:table-cell>
          <table:table-cell table:style-name="ce2" office:value-type="float" office:value="0.00004862546925" calcext:value-type="float">
            <text:p>4.86E-05</text:p>
          </table:table-cell>
          <table:table-cell table:style-name="ce2" office:value-type="float" office:value="0.0000950276855" calcext:value-type="float">
            <text:p>9.50E-05</text:p>
          </table:table-cell>
          <table:table-cell table:style-name="ce2" office:value-type="float" office:value="0.00012139677725" calcext:value-type="float">
            <text:p>1.21E-04</text:p>
          </table:table-cell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ce2" office:value-type="float" office:value="0.00058177113" calcext:value-type="float">
            <text:p>5.82E-04</text:p>
          </table:table-cell>
          <table:table-cell table:style-name="ce2" office:value-type="float" office:value="0.0003024160975" calcext:value-type="float">
            <text:p>3.02E-04</text:p>
          </table:table-cell>
          <table:table-cell table:style-name="ce2" office:value-type="float" office:value="0.0002430796625" calcext:value-type="float">
            <text:p>2.43E-04</text:p>
          </table:table-cell>
          <table:table-cell table:style-name="ce2" office:value-type="float" office:value="0.0003015100975" calcext:value-type="float">
            <text:p>3.02E-04</text:p>
          </table:table-cell>
          <table:table-cell table:style-name="ce2" office:value-type="float" office:value="0.0002667724975" calcext:value-type="float">
            <text:p>2.67E-04</text:p>
          </table:table-cell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style-name="ce2" office:value-type="float" office:value="0.0023174762" calcext:value-type="float">
            <text:p>2.32E-03</text:p>
          </table:table-cell>
          <table:table-cell table:style-name="ce2" office:value-type="float" office:value="0.001255422925" calcext:value-type="float">
            <text:p>1.26E-03</text:p>
          </table:table-cell>
          <table:table-cell table:style-name="ce2" office:value-type="float" office:value="0.0010236560825" calcext:value-type="float">
            <text:p>1.02E-03</text:p>
          </table:table-cell>
          <table:table-cell table:style-name="ce2" office:value-type="float" office:value="0.0009621620125" calcext:value-type="float">
            <text:p>9.62E-04</text:p>
          </table:table-cell>
          <table:table-cell table:style-name="ce2" office:value-type="float" office:value="0.0008399784325" calcext:value-type="float">
            <text:p>8.40E-04</text:p>
          </table:table-cell>
        </table:table-row>
        <table:table-row table:style-name="ro1">
          <table:table-cell table:style-name="Default" office:value-type="float" office:value="1024" calcext:value-type="float">
            <text:p>1024</text:p>
          </table:table-cell>
          <table:table-cell table:style-name="ce2" office:value-type="float" office:value="0.0132150005" calcext:value-type="float">
            <text:p>1.32E-02</text:p>
          </table:table-cell>
          <table:table-cell table:style-name="ce2" office:value-type="float" office:value="0.0049757004" calcext:value-type="float">
            <text:p>4.98E-03</text:p>
          </table:table-cell>
          <table:table-cell table:style-name="ce2" office:value-type="float" office:value="0.002817374425" calcext:value-type="float">
            <text:p>2.82E-03</text:p>
          </table:table-cell>
          <table:table-cell table:style-name="ce2" office:value-type="float" office:value="0.002844762775" calcext:value-type="float">
            <text:p>2.84E-03</text:p>
          </table:table-cell>
          <table:table-cell table:style-name="ce2" office:value-type="float" office:value="0.004175627275" calcext:value-type="float">
            <text:p>4.18E-03</text:p>
          </table:table-cell>
        </table:table-row>
        <table:table-row table:style-name="ro1">
          <table:table-cell table:style-name="Default" office:value-type="float" office:value="2048" calcext:value-type="float">
            <text:p>2048</text:p>
          </table:table-cell>
          <table:table-cell table:style-name="ce2" office:value-type="float" office:value="0.051166237" calcext:value-type="float">
            <text:p>5.12E-02</text:p>
          </table:table-cell>
          <table:table-cell table:style-name="ce2" office:value-type="float" office:value="0.02681056925" calcext:value-type="float">
            <text:p>2.68E-02</text:p>
          </table:table-cell>
          <table:table-cell table:style-name="ce2" office:value-type="float" office:value="0.0136579755" calcext:value-type="float">
            <text:p>1.37E-02</text:p>
          </table:table-cell>
          <table:table-cell table:style-name="ce1" office:value-type="float" office:value="0.011429465" calcext:value-type="float">
            <text:p>1.14E-002</text:p>
          </table:table-cell>
          <table:table-cell table:style-name="ce2" office:value-type="float" office:value="0.0157321635" calcext:value-type="float">
            <text:p>1.57E-02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ce3" table:formula="of:=[.$B2]/[.B2]" office:value-type="percentage" office:value="1" calcext:value-type="percentage">
            <text:p>100.00%</text:p>
          </table:table-cell>
          <table:table-cell table:style-name="ce3" table:formula="of:=[.$B2]/[.C2]" office:value-type="percentage" office:value="1.68309712114391" calcext:value-type="percentage">
            <text:p>168.31%</text:p>
          </table:table-cell>
          <table:table-cell table:style-name="ce3" table:formula="of:=[.$B2]/[.D2]" office:value-type="percentage" office:value="3.13079174037997" calcext:value-type="percentage">
            <text:p>313.08%</text:p>
          </table:table-cell>
          <table:table-cell table:style-name="ce3" table:formula="of:=[.$B2]/[.E2]" office:value-type="percentage" office:value="1.6020196293216" calcext:value-type="percentage">
            <text:p>160.20%</text:p>
          </table:table-cell>
          <table:table-cell table:style-name="ce3" table:formula="of:=[.$B2]/[.F2]" office:value-type="percentage" office:value="1.25403837687133" calcext:value-type="percentage">
            <text:p>125.40%</text:p>
          </table:table-cell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ce3" table:formula="of:=[.$B3]/[.B3]" office:value-type="percentage" office:value="1" calcext:value-type="percentage">
            <text:p>100.00%</text:p>
          </table:table-cell>
          <table:table-cell table:style-name="ce3" table:formula="of:=[.$B3]/[.C3]" office:value-type="percentage" office:value="1.92374392371755" calcext:value-type="percentage">
            <text:p>192.37%</text:p>
          </table:table-cell>
          <table:table-cell table:style-name="ce3" table:formula="of:=[.$B3]/[.D3]" office:value-type="percentage" office:value="2.39333527131255" calcext:value-type="percentage">
            <text:p>239.33%</text:p>
          </table:table-cell>
          <table:table-cell table:style-name="ce3" table:formula="of:=[.$B3]/[.E3]" office:value-type="percentage" office:value="1.92952453275632" calcext:value-type="percentage">
            <text:p>192.95%</text:p>
          </table:table-cell>
          <table:table-cell table:style-name="ce3" table:formula="of:=[.$B3]/[.F3]" office:value-type="percentage" office:value="2.18077626236565" calcext:value-type="percentage">
            <text:p>218.08%</text:p>
          </table:table-cell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style-name="ce3" table:formula="of:=[.$B4]/[.B4]" office:value-type="percentage" office:value="1" calcext:value-type="percentage">
            <text:p>100.00%</text:p>
          </table:table-cell>
          <table:table-cell table:style-name="ce3" table:formula="of:=[.$B4]/[.C4]" office:value-type="percentage" office:value="1.84597250364852" calcext:value-type="percentage">
            <text:p>184.60%</text:p>
          </table:table-cell>
          <table:table-cell table:style-name="ce3" table:formula="of:=[.$B4]/[.D4]" office:value-type="percentage" office:value="2.26392070502839" calcext:value-type="percentage">
            <text:p>226.39%</text:p>
          </table:table-cell>
          <table:table-cell table:style-name="ce3" table:formula="of:=[.$B4]/[.E4]" office:value-type="percentage" office:value="2.40861327914876" calcext:value-type="percentage">
            <text:p>240.86%</text:p>
          </table:table-cell>
          <table:table-cell table:style-name="ce3" table:formula="of:=[.$B4]/[.F4]" office:value-type="percentage" office:value="2.75897107631987" calcext:value-type="percentage">
            <text:p>275.90%</text:p>
          </table:table-cell>
        </table:table-row>
        <table:table-row table:style-name="ro1">
          <table:table-cell table:style-name="Default" office:value-type="float" office:value="1024" calcext:value-type="float">
            <text:p>1024</text:p>
          </table:table-cell>
          <table:table-cell table:style-name="ce3" table:formula="of:=[.$B5]/[.B5]" office:value-type="percentage" office:value="1" calcext:value-type="percentage">
            <text:p>100.00%</text:p>
          </table:table-cell>
          <table:table-cell table:style-name="ce3" table:formula="of:=[.$B5]/[.C5]" office:value-type="percentage" office:value="2.65590759845589" calcext:value-type="percentage">
            <text:p>265.59%</text:p>
          </table:table-cell>
          <table:table-cell table:style-name="ce3" table:formula="of:=[.$B5]/[.D5]" office:value-type="percentage" office:value="4.69053753833234" calcext:value-type="percentage">
            <text:p>469.05%</text:p>
          </table:table-cell>
          <table:table-cell table:style-name="ce3" table:formula="of:=[.$B5]/[.E5]" office:value-type="percentage" office:value="4.64537873461171" calcext:value-type="percentage">
            <text:p>464.54%</text:p>
          </table:table-cell>
          <table:table-cell table:style-name="ce3" table:formula="of:=[.$B5]/[.F5]" office:value-type="percentage" office:value="3.16479408474024" calcext:value-type="percentage">
            <text:p>316.48%</text:p>
          </table:table-cell>
        </table:table-row>
        <table:table-row table:style-name="ro1">
          <table:table-cell table:style-name="Default" office:value-type="float" office:value="2048" calcext:value-type="float">
            <text:p>2048</text:p>
          </table:table-cell>
          <table:table-cell table:style-name="ce3" table:formula="of:=[.$B6]/[.B6]" office:value-type="percentage" office:value="1" calcext:value-type="percentage">
            <text:p>100.00%</text:p>
          </table:table-cell>
          <table:table-cell table:style-name="ce3" table:formula="of:=[.$B6]/[.C6]" office:value-type="percentage" office:value="1.90843530858637" calcext:value-type="percentage">
            <text:p>190.84%</text:p>
          </table:table-cell>
          <table:table-cell table:style-name="ce3" table:formula="of:=[.$B6]/[.D6]" office:value-type="percentage" office:value="3.74625338872515" calcext:value-type="percentage">
            <text:p>374.63%</text:p>
          </table:table-cell>
          <table:table-cell table:style-name="ce3" table:formula="of:=[.$B6]/[.E6]" office:value-type="percentage" office:value="4.47669571585372" calcext:value-type="percentage">
            <text:p>447.67%</text:p>
          </table:table-cell>
          <table:table-cell table:style-name="ce3" table:formula="of:=[.$B6]/[.F6]" office:value-type="percentage" office:value="3.25233315811904" calcext:value-type="percentage">
            <text:p>325.23%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Default" office:value-type="string" calcext:value-type="string">
            <text:p>efficienc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ce3" table:formula="of:=[.$B2]/([.B2]*[.B$1])" office:value-type="percentage" office:value="1" calcext:value-type="percentage">
            <text:p>100.00%</text:p>
          </table:table-cell>
          <table:table-cell table:style-name="ce3" table:formula="of:=[.$B2]/([.C2]*[.C$1])" office:value-type="percentage" office:value="0.841548560571956" calcext:value-type="percentage">
            <text:p>84.15%</text:p>
          </table:table-cell>
          <table:table-cell table:style-name="ce3" table:formula="of:=[.$B2]/([.D2]*[.D$1])" office:value-type="percentage" office:value="0.782697935094992" calcext:value-type="percentage">
            <text:p>78.27%</text:p>
          </table:table-cell>
          <table:table-cell table:style-name="ce3" table:formula="of:=[.$B2]/([.E2]*[.E$1])" office:value-type="percentage" office:value="0.200252453665201" calcext:value-type="percentage">
            <text:p>20.03%</text:p>
          </table:table-cell>
          <table:table-cell table:style-name="ce3" table:formula="of:=[.$B2]/([.F2]*[.F$1])" office:value-type="percentage" office:value="0.0783773985544579" calcext:value-type="percentage">
            <text:p>7.84%</text:p>
          </table:table-cell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ce3" table:formula="of:=[.$B3]/([.B3]*[.B$1])" office:value-type="percentage" office:value="1" calcext:value-type="percentage">
            <text:p>100.00%</text:p>
          </table:table-cell>
          <table:table-cell table:style-name="ce3" table:formula="of:=[.$B3]/([.C3]*[.C$1])" office:value-type="percentage" office:value="0.961871961858777" calcext:value-type="percentage">
            <text:p>96.19%</text:p>
          </table:table-cell>
          <table:table-cell table:style-name="ce3" table:formula="of:=[.$B3]/([.D3]*[.D$1])" office:value-type="percentage" office:value="0.598333817828137" calcext:value-type="percentage">
            <text:p>59.83%</text:p>
          </table:table-cell>
          <table:table-cell table:style-name="ce3" table:formula="of:=[.$B3]/([.E3]*[.E$1])" office:value-type="percentage" office:value="0.24119056659454" calcext:value-type="percentage">
            <text:p>24.12%</text:p>
          </table:table-cell>
          <table:table-cell table:style-name="ce3" table:formula="of:=[.$B3]/([.F3]*[.F$1])" office:value-type="percentage" office:value="0.136298516397853" calcext:value-type="percentage">
            <text:p>13.63%</text:p>
          </table:table-cell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style-name="ce3" table:formula="of:=[.$B4]/([.B4]*[.B$1])" office:value-type="percentage" office:value="1" calcext:value-type="percentage">
            <text:p>100.00%</text:p>
          </table:table-cell>
          <table:table-cell table:style-name="ce3" table:formula="of:=[.$B4]/([.C4]*[.C$1])" office:value-type="percentage" office:value="0.922986251824261" calcext:value-type="percentage">
            <text:p>92.30%</text:p>
          </table:table-cell>
          <table:table-cell table:style-name="ce3" table:formula="of:=[.$B4]/([.D4]*[.D$1])" office:value-type="percentage" office:value="0.565980176257098" calcext:value-type="percentage">
            <text:p>56.60%</text:p>
          </table:table-cell>
          <table:table-cell table:style-name="ce3" table:formula="of:=[.$B4]/([.E4]*[.E$1])" office:value-type="percentage" office:value="0.301076659893596" calcext:value-type="percentage">
            <text:p>30.11%</text:p>
          </table:table-cell>
          <table:table-cell table:style-name="ce3" table:formula="of:=[.$B4]/([.F4]*[.F$1])" office:value-type="percentage" office:value="0.172435692269992" calcext:value-type="percentage">
            <text:p>17.24%</text:p>
          </table:table-cell>
        </table:table-row>
        <table:table-row table:style-name="ro1">
          <table:table-cell table:style-name="Default" office:value-type="float" office:value="1024" calcext:value-type="float">
            <text:p>1024</text:p>
          </table:table-cell>
          <table:table-cell table:style-name="ce3" table:formula="of:=[.$B5]/([.B5]*[.B$1])" office:value-type="percentage" office:value="1" calcext:value-type="percentage">
            <text:p>100.00%</text:p>
          </table:table-cell>
          <table:table-cell table:style-name="ce3" table:formula="of:=[.$B5]/([.C5]*[.C$1])" office:value-type="percentage" office:value="1.32795379922794" calcext:value-type="percentage">
            <text:p>132.80%</text:p>
          </table:table-cell>
          <table:table-cell table:style-name="ce3" table:formula="of:=[.$B5]/([.D5]*[.D$1])" office:value-type="percentage" office:value="1.17263438458309" calcext:value-type="percentage">
            <text:p>117.26%</text:p>
          </table:table-cell>
          <table:table-cell table:style-name="ce3" table:formula="of:=[.$B5]/([.E5]*[.E$1])" office:value-type="percentage" office:value="0.580672341826464" calcext:value-type="percentage">
            <text:p>58.07%</text:p>
          </table:table-cell>
          <table:table-cell table:style-name="ce3" table:formula="of:=[.$B5]/([.F5]*[.F$1])" office:value-type="percentage" office:value="0.197799630296265" calcext:value-type="percentage">
            <text:p>19.78%</text:p>
          </table:table-cell>
        </table:table-row>
        <table:table-row table:style-name="ro1">
          <table:table-cell table:style-name="Default" office:value-type="float" office:value="2048" calcext:value-type="float">
            <text:p>2048</text:p>
          </table:table-cell>
          <table:table-cell table:style-name="ce3" table:formula="of:=[.$B6]/([.B6]*[.B$1])" office:value-type="percentage" office:value="1" calcext:value-type="percentage">
            <text:p>100.00%</text:p>
          </table:table-cell>
          <table:table-cell table:style-name="ce3" table:formula="of:=[.$B6]/([.C6]*[.C$1])" office:value-type="percentage" office:value="0.954217654293185" calcext:value-type="percentage">
            <text:p>95.42%</text:p>
          </table:table-cell>
          <table:table-cell table:style-name="ce3" table:formula="of:=[.$B6]/([.D6]*[.D$1])" office:value-type="percentage" office:value="0.936563347181287" calcext:value-type="percentage">
            <text:p>93.66%</text:p>
          </table:table-cell>
          <table:table-cell table:style-name="ce3" table:formula="of:=[.$B6]/([.E6]*[.E$1])" office:value-type="percentage" office:value="0.559586964481715" calcext:value-type="percentage">
            <text:p>55.96%</text:p>
          </table:table-cell>
          <table:table-cell table:style-name="ce3" table:formula="of:=[.$B6]/([.F6]*[.F$1])" office:value-type="percentage" office:value="0.20327082238244" calcext:value-type="percentage">
            <text:p>20.33%</text:p>
          </table:table-cell>
        </table:table-row>
        <table:table-row table:style-name="ro1" table:number-rows-repeated="2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0:26:31.685051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macedo </meta:initial-creator>
    <meta:creation-date>2017-11-06T16:56:32.383529908</meta:creation-date>
    <dc:date>2017-11-06T20:40:41.763284575</dc:date>
    <dc:creator>igormacedo </dc:creator>
    <meta:editing-duration>PT1M55S</meta:editing-duration>
    <meta:editing-cycles>2</meta:editing-cycles>
    <meta:generator>LibreOffice/4.2.8.2$Linux_X86_64 LibreOffice_project/420m0$Build-2</meta:generator>
    <meta:document-statistic meta:table-count="1" meta:cell-count="108" meta:object-count="0"/>
  </office:meta>
</office:document-meta>
</file>